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0.204cm" table:align="left"/>
    </style:style>
    <style:style style:name="Table1.A" style:family="table-column">
      <style:table-column-properties style:column-width="4.951cm"/>
    </style:style>
    <style:style style:name="Table1.B" style:family="table-column">
      <style:table-column-properties style:column-width="5.25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357cm" table:align="left"/>
    </style:style>
    <style:style style:name="Table2.A" style:family="table-column">
      <style:table-column-properties style:column-width="2.26cm"/>
    </style:style>
    <style:style style:name="Table2.B" style:family="table-column">
      <style:table-column-properties style:column-width="14.097cm"/>
    </style:style>
    <style:style style:name="Table2.A1" style:family="table-cell">
      <style:table-cell-properties fo:padding="0.097cm" fo:border="none"/>
    </style:style>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style style:name="P3" style:family="paragraph" style:parent-style-name="Standard">
      <style:paragraph-properties fo:text-align="center" style:justify-single-word="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fo:font-size="9pt" style:font-size-asian="9pt" style:font-size-complex="9pt"/>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9pt" style:font-size-asian="9pt" style:font-size-complex="9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Vienna University of Technology</text:p>
      <text:p text:style-name="P3"/>
      <text:p text:style-name="P3"/>
      <text:p text:style-name="Title"><text:title>Design Methods of Distributed Systems</text:title></text:p>
      <text:p text:style-name="P3"/>
      <text:p text:style-name="P3"/>
      <text:p text:style-name="P3">Summer Semester 2008</text:p>
      <text:p text:style-name="P3"/>
      <text:p text:style-name="P3"/>
      <text:p text:style-name="Subtitle"><text:subject>Architecture</text:subject></text:p>
      <text:p text:style-name="P3"/>
      <text:p text:style-name="P3"/>
      <text:p text:style-name="P3"/>
      <text:p text:style-name="P3"/>
      <text:p text:style-name="P3">Martina LINDORFER (e0626770)</text:p>
      <text:p text:style-name="P3">Florian LUKAVSKY (e0325558)</text:p>
      <text:p text:style-name="P3">Daniel PRIEWASSER (e0626777)</text:p>
      <text:p text:style-name="P3">Gerald SCHARITZER (e0127228)</text:p>
      <text:p text:style-name="P3">Dirk WALLERSTORFER (e0626775)</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Logical View<text:tab/>3</text:p>
          <text:p text:style-name="P6">1.1 Common<text:tab/>3</text:p>
          <text:p text:style-name="P7">1.1.1 Marshaller<text:tab/>3</text:p>
          <text:p text:style-name="P7">1.1.2 Interface Description<text:tab/>3</text:p>
          <text:p text:style-name="P6">1.2 Server<text:tab/>3</text:p>
          <text:p text:style-name="P7">1.2.1 Remote Object<text:tab/>3</text:p>
          <text:p text:style-name="P7">1.2.2 Invoker<text:tab/>3</text:p>
          <text:p text:style-name="P7">1.2.3 Server Request Handler<text:tab/>3</text:p>
          <text:p text:style-name="P7">1.2.4 Server Protocol Plugin<text:tab/>3</text:p>
          <text:p text:style-name="P6">1.3 Client<text:tab/>3</text:p>
          <text:p text:style-name="P7">1.3.1 Client Protocol Plugin<text:tab/>3</text:p>
          <text:p text:style-name="P7">1.3.2 Client Request Handler<text:tab/>3</text:p>
          <text:p text:style-name="P7">1.3.3 Requestor<text:tab/>3</text:p>
          <text:p text:style-name="P7">1.3.4 Client Proxy<text:tab/>3</text:p>
          <text:p text:style-name="P6">1.4 Protocols<text:tab/>3</text:p>
          <text:p text:style-name="P7">1.4.1 Binary Communication Protocol<text:tab/>3</text:p>
          <text:p text:style-name="P7">1.4.2 Java RMI Protocol<text:tab/>4</text:p>
          <text:p text:style-name="P7">1.4.3 Axis2 Java Web Service Protocol<text:tab/>4</text:p>
          <text:p text:style-name="P8">2 Development View<text:tab/>5</text:p>
          <text:p text:style-name="P6">2.1 Tools<text:tab/>5</text:p>
          <text:p text:style-name="P6">2.2 Naming Rules<text:tab/>5</text:p>
          <text:p text:style-name="P6">2.3 Packages<text:tab/>5</text:p>
          <text:p text:style-name="P8">3 Process View<text:tab/>6</text:p>
          <text:p text:style-name="P8">4 Physical View<text:tab/>7</text:p>
          <text:p text:style-name="P8">5 Scenarios<text:tab/>8</text:p>
          <text:p text:style-name="P6">5.1 Use Cases<text:tab/>8</text:p>
          <text:p text:style-name="P7">5.1.1 Create Customer<text:tab/>8</text:p>
          <text:p text:style-name="P7">5.1.2 Create Product<text:tab/>8</text:p>
          <text:p text:style-name="P7">5.1.3 Find Product<text:tab/>8</text:p>
          <text:p text:style-name="P7">5.1.4 Buy Product<text:tab/>8</text:p>
          <text:p text:style-name="P8">6 References<text:tab/>9</text:p>
        </text:index-body>
      </text:table-of-content>
      <text:p text:style-name="P3"/>
      <text:h text:style-name="Heading_20_1" text:outline-level="1">Logical View</text:h>
      <text:h text:style-name="Heading_20_2" text:outline-level="2">Common</text:h>
      <text:h text:style-name="Heading_20_3" text:outline-level="3">Marshaller</text:h>
      <text:p text:style-name="Text_20_body">The marshaller translates objects into sequences of bytes and vice versa.</text:p>
      <text:h text:style-name="Heading_20_3" text:outline-level="3">Interface Description</text:h>
      <text:h text:style-name="Heading_20_2" text:outline-level="2">Server</text:h>
      <text:h text:style-name="Heading_20_3" text:outline-level="3">Remote Object</text:h>
      <text:h text:style-name="Heading_20_3" text:outline-level="3">Invoker</text:h>
      <text:p text:style-name="Text_20_body">The invoker calls the marshaller to translate request messages to invocations.</text:p>
      <text:h text:style-name="Heading_20_3" text:outline-level="3">Server Request Handler</text:h>
      <text:p text:style-name="Text_20_body">The server request handler receives request messages and dispatches them to the invokers. The server request handler sends response messages to the client request handlers.</text:p>
      <text:h text:style-name="Heading_20_3" text:outline-level="3">Server Protocol Plugin</text:h>
      <text:p text:style-name="Text_20_body"/>
      <text:h text:style-name="Heading_20_2" text:outline-level="2">Client</text:h>
      <text:h text:style-name="Heading_20_3" text:outline-level="3">Client Protocol Plugin</text:h>
      <text:h text:style-name="Heading_20_3" text:outline-level="3">Client Request Handler</text:h>
      <text:h text:style-name="Heading_20_3" text:outline-level="3">Requestor</text:h>
      <text:p text:style-name="Text_20_body">The requestor calls the marshaller to translate the invocation to a request message. The message is passed to the send method of the client request handler.</text:p>
      <text:h text:style-name="Heading_20_3" text:outline-level="3">Client Proxy</text:h>
      <text:p text:style-name="Text_20_body">The client proxy stores the absolute object reference of the remote object. The methods of the proxy call the invoke method of the requestor.</text:p>
      <text:h text:style-name="Heading_20_2" text:outline-level="2"><text:soft-page-break/>Protocols</text:h>
      <text:h text:style-name="Heading_20_3" text:outline-level="3">Communication Protocols</text:h>
      <text:h text:style-name="Heading_20_4" text:outline-level="4">Minimal Communication Protocol</text:h>
      <text:p text:style-name="Text_20_body">The minimal communication protocol has no protocol header and therefore transmits byte streams without interpreting them. The marshalling protocol is determined by the communication end points, which process only single protocols. The sender and receiver are determined by the communication end points.</text:p>
      <text:h text:style-name="Heading_20_4" text:outline-level="4">Typed Communication Protocol</text:h>
      <text:p text:style-name="Text_20_body">The typed communication protocol prefixes the message body with a 4 byte header, which specifies the protocol of the message body. The sender and receiver are determined by the communication end points.</text:p>
      <text:h text:style-name="Heading_20_3" text:outline-level="3">Marshalling Protocols</text:h>
      <text:h text:style-name="Heading_20_4" text:outline-level="4">Binary Serialization Protocol</text:h>
      <text:p text:style-name="Text_20_body">The invocation is analysed and serialized via reflection.</text:p>
      <text:h text:style-name="Heading_20_4" text:outline-level="4">Java Serialization Protocol</text:h>
      <text:p text:style-name="Text_20_body">The invocation is serialized by the default Java object serialization.</text:p>
      <text:h text:style-name="Heading_20_4" text:outline-level="4">Axis2 Java Web Service Protocol</text:h>
      <text:p text:style-name="Text_20_body">The marshaller translates invocations to SOAP messages and vice versa.</text:p>
      <text:h text:style-name="Heading_20_2" text:outline-level="2">Configuration</text:h>
      <text:h text:style-name="Heading_20_3" text:outline-level="3">Properties</text:h>
      <text:p text:style-name="Text_20_body"/>
      <text:p text:style-name="Code">peer.local.host.name</text:p>
      <text:p text:style-name="Code">peer.local.ip.address</text:p>
      <text:p text:style-name="Code">peer.local.port</text:p>
      <text:p text:style-name="Text_20_body"/>
      <text:p text:style-name="Text_20_body"/>
      <text:h text:style-name="Heading_20_1" text:outline-level="1">Development View</text:h>
      <text:p text:style-name="Text_20_body"/>
      <text:h text:style-name="Heading_20_2" text:outline-level="2">Tools</text:h>
      <text:p text:style-name="Text_20_body"/>
      <table:table table:name="Table1" table:style-name="Table1">
        <table:table-column table:style-name="Table1.A"/>
        <table:table-column table:style-name="Table1.B"/>
        <table:table-row>
          <table:table-cell table:style-name="Table1.A1" office:value-type="string">
            <text:p text:style-name="P4">Development Environment</text:p>
          </table:table-cell>
          <table:table-cell table:style-name="Table1.B1" office:value-type="string">
            <text:p text:style-name="P4">Eclipse 3.3.2</text:p>
            <text:p text:style-name="P4"><text:a xlink:type="simple" xlink:href="http://www.eclipse.org/">http://www.eclipse.org/</text:a></text:p>
          </table:table-cell>
        </table:table-row>
        <table:table-row>
          <table:table-cell table:style-name="Table1.A2" office:value-type="string">
            <text:p text:style-name="P4">Programming Language</text:p>
          </table:table-cell>
          <table:table-cell table:style-name="Table1.B2" office:value-type="string">
            <text:p text:style-name="P4">Java 6</text:p>
            <text:p text:style-name="P4"><text:a xlink:type="simple" xlink:href="http://java.sun.com/">http://java.sun.com/</text:a></text:p>
          </table:table-cell>
        </table:table-row>
        <table:table-row>
          <table:table-cell table:style-name="Table1.A2" office:value-type="string">
            <text:p text:style-name="P4">Web Services</text:p>
          </table:table-cell>
          <table:table-cell table:style-name="Table1.B2" office:value-type="string">
            <text:p text:style-name="P4">Axis2</text:p>
            <text:p text:style-name="P4"><text:a xlink:type="simple" xlink:href="http://ws.apache.org/axis2/">http://ws.apache.org/axis2/</text:a></text:p>
          </table:table-cell>
        </table:table-row>
        <table:table-row>
          <table:table-cell table:style-name="Table1.A2" office:value-type="string">
            <text:p text:style-name="P4">Unit Tests</text:p>
          </table:table-cell>
          <table:table-cell table:style-name="Table1.B2" office:value-type="string">
            <text:p text:style-name="P4">JUnit 4</text:p>
          </table:table-cell>
        </table:table-row>
        <table:table-row>
          <table:table-cell table:style-name="Table1.A2" office:value-type="string">
            <text:p text:style-name="P4">Build Tool</text:p>
          </table:table-cell>
          <table:table-cell table:style-name="Table1.B2" office:value-type="string">
            <text:p text:style-name="P4">Ant 1.7</text:p>
          </table:table-cell>
        </table:table-row>
        <table:table-row>
          <table:table-cell table:style-name="Table1.A2" office:value-type="string">
            <text:p text:style-name="P4">Version Control</text:p>
          </table:table-cell>
          <table:table-cell table:style-name="Table1.B2" office:value-type="string">
            <text:p text:style-name="P4">Subclipse 1.2.4</text:p>
            <text:p text:style-name="P4"><text:a xlink:type="simple" xlink:href="http://subclipse.tigris.org/">http://subclipse.tigris.org/</text:a></text:p>
          </table:table-cell>
        </table:table-row>
      </table:table>
      <text:p text:style-name="Text_20_body"/>
      <text:h text:style-name="Heading_20_2" text:outline-level="2">Naming Rules</text:h>
      <text:p text:style-name="Text_20_body">The top level package is "evs" and there is only one level of sub packages.</text:p>
      <text:p text:style-name="Text_20_body">Interface names start with "I".</text:p>
      <text:p text:style-name="Text_20_body">Abstract class names start with "A".</text:p>
      <text:h text:style-name="Heading_20_2" text:outline-level="2">Packages</text:h>
      <text:p text:style-name="Text_20_body">evs.comm<text:tab/>communication framwork</text:p>
      <text:p text:style-name="Text_20_body">evs.entities<text:tab/>business entities</text:p>
      <text:p text:style-name="Text_20_body">evs.junit<text:tab/>JUnit tests</text:p>
      <text:h text:style-name="Heading_20_1" text:outline-level="1">Process View</text:h>
      <text:p text:style-name="Text_20_body">Communication is based on Java sockets.</text:p>
      <text:h text:style-name="Heading_20_1" text:outline-level="1">Physical View</text:h>
      <text:h text:style-name="Heading_20_1" text:outline-level="1">Scenarios</text:h>
      <text:h text:style-name="Heading_20_2" text:outline-level="2">Use Cases</text:h>
      <text:h text:style-name="Heading_20_3" text:outline-level="3">Create Customer</text:h>
      <text:h text:style-name="Heading_20_3" text:outline-level="3">Create Product</text:h>
      <text:h text:style-name="Heading_20_3" text:outline-level="3">Find Product</text:h>
      <text:h text:style-name="Heading_20_4" text:outline-level="4">Input</text:h>
      <text:p text:style-name="Text_20_body">namePattern<text:tab/>string</text:p>
      <text:h text:style-name="Heading_20_4" text:outline-level="4">Output</text:h>
      <text:p text:style-name="Text_20_body">products<text:tab/>list&lt;product&gt;</text:p>
      <text:h text:style-name="Heading_20_3" text:outline-level="3">Buy Product</text:h>
      <text:p text:style-name="Text_20_body"/>
      <text:h text:style-name="Heading_20_1" text:outline-level="1">References</text:h>
      <text:p text:style-name="Text_20_body"/>
      <table:table table:name="Table2" table:style-name="Table2">
        <table:table-column table:style-name="Table2.A"/>
        <table:table-column table:style-name="Table2.B"/>
        <table:table-row>
          <table:table-cell table:style-name="Table2.A1" office:value-type="string">
            <text:p text:style-name="P5">[ZDUN2008]</text:p>
          </table:table-cell>
          <table:table-cell table:style-name="Table2.A1" office:value-type="string">
            <text:p text:style-name="P5">Pattern-Based Design of a Service-Oriented Middleware for Remote Object Federations</text:p>
            <text:p text:style-name="P4"><text:a xlink:type="simple" xlink:href="http://www.infosys.tuwien.ac.at/staff/zdun/publications/leelaSOAMiddleware.pdf"><text:span text:style-name="T1">http://www.infosys.tuwien.ac.at/staff/zdun/publications/leelaSOAMiddleware.pdf</text:span></text:a></text:p>
            <text:p text:style-name="P5"/>
          </table:table-cell>
        </table:table-row>
        <table:table-row>
          <table:table-cell table:style-name="Table2.A1" office:value-type="string">
            <text:p text:style-name="P5"/>
          </table:table-cell>
          <table:table-cell table:style-name="Table2.A1" office:value-type="string">
            <text:p text:style-name="P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Verdana" fo:font-size="10pt" fo:language="en" fo:country="GB"/>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variant="small-caps" style:font-name="Verdana1" fo:font-size="16pt"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Verdan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Verdana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Verdana1" fo:font-size="12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Verdana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1" fo:font-size="10pt"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master-page-name="">
      <style:paragraph-properties style:page-number="auto"/>
      <style:text-properties style:font-name="Courier New" fo:language="zxx" fo:country="none"/>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P1"><text:tab/><text:title>Design Methods of Distributed Systems</text:title></text:p>
      </style:header>
      <style:footer>
        <text:p text:style-name="P2"><text:date style:data-style-name="N84" text:date-value="2008-03-12T23:52:14.89" text:fixed="true">2008-03-12</text:date><text:tab/><text:subject>Architecture</text:subject><text:tab/><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sign Methods of Distributed Systems</dc:title>
    <dc:subject>Architecture</dc:subject>
    <meta:initial-creator>Gerald Scharitzer</meta:initial-creator>
    <meta:creation-date>2008-03-12T23:52:14</meta:creation-date>
    <dc:creator>Gerald Scharitzer</dc:creator>
    <dc:date>2008-04-09T00:00:02</dc:date>
    <meta:editing-cycles>29</meta:editing-cycles>
    <meta:editing-duration>PT5H42M56S</meta:editing-duration>
    <meta:template xlink:type="simple" xlink:actuate="onRequest" xlink:href="../../../templates/science.ott" xlink:title="title" meta:date="2008-03-12T23:52:14"/>
    <meta:user-defined meta:name="Info 1"/>
    <meta:user-defined meta:name="Info 2"/>
    <meta:user-defined meta:name="Info 3"/>
    <meta:user-defined meta:name="Info 4"/>
    <meta:document-statistic meta:table-count="2" meta:image-count="0" meta:object-count="0" meta:page-count="9" meta:paragraph-count="123" meta:word-count="520" meta:character-count="3511"/>
  </office:meta>
</office:document-meta>
</file>